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fo:background-color="#ffffff" style:font-name-asian="Arial1" style:font-weight-asian="bold" style:font-name-complex="Arial1"/>
    </style:style>
    <style:style style:name="P7" style:family="paragraph" style:parent-style-name="Standard">
      <style:text-properties style:font-name="Arial" style:font-name-asian="Arial1" style:font-name-complex="Arial1"/>
    </style:style>
    <style:style style:name="P8" style:family="paragraph" style:parent-style-name="Standard">
      <style:text-properties style:font-name="Arial" fo:background-color="#fff200" style:font-name-asian="Arial1" style:font-name-complex="Arial1"/>
    </style:style>
    <style:style style:name="P9" style:family="paragraph" style:parent-style-name="Standard">
      <style:text-properties style:font-name="Arial" fo:background-color="#ffffff" style:font-name-asian="Arial1" style:font-name-complex="Arial1"/>
    </style:style>
    <style:style style:name="P1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fff" style:font-name-asian="Arial1" style:font-name-complex="Arial1"/>
    </style:style>
    <style:style style:name="P52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6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7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8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0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fff" style:font-name-asian="Arial1" style:font-name-complex="Arial1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T1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1. How to import all package?</text:p>
      <text:list xml:id="list3086404028" text:style-name="WWNum17">
        <text:list-item>
          <text:p text:style-name="P41">import java.*;</text:p>
        </text:list-item>
        <text:list-item>
          <text:p text:style-name="P10">include java.lang;</text:p>
        </text:list-item>
        <text:list-item>
          <text:p text:style-name="P52">java.package</text:p>
        </text:list-item>
      </text:list>
      <text:p text:style-name="P1"/>
      <text:p text:style-name="P5">2.What is the value of "d" after this line of code has been executed?</text:p>
      <text:p text:style-name="P1">double d = Math.round ( 2.5 + Math.random() );</text:p>
      <text:list xml:id="list2379236557" text:style-name="WWNum24">
        <text:list-item>
          <text:p text:style-name="P11">2</text:p>
        </text:list-item>
        <text:list-item>
          <text:p text:style-name="P37">3</text:p>
        </text:list-item>
        <text:list-item>
          <text:p text:style-name="P11">4</text:p>
        </text:list-item>
        <text:list-item>
          <text:p text:style-name="P53">2.5</text:p>
        </text:list-item>
      </text:list>
      <text:p text:style-name="P2"/>
      <text:p text:style-name="P5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3069469540" text:style-name="WWNum19">
        <text:list-item>
          <text:p text:style-name="P12">There is a syntax error on line 1.</text:p>
        </text:list-item>
        <text:list-item>
          <text:p text:style-name="P12">There are syntax errors on lines 1 and 6.</text:p>
        </text:list-item>
        <text:list-item>
          <text:p text:style-name="P12">run infinity time</text:p>
        </text:list-item>
        <text:list-item>
          <text:p text:style-name="P75">There is a syntax error in line 6.</text:p>
        </text:list-item>
      </text:list>
      <text:p text:style-name="P1"/>
      <text:p text:style-name="P5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826368013" text:style-name="WWNum16">
        <text:list-item>
          <text:p text:style-name="P13">Hellogoodworld</text:p>
        </text:list-item>
        <text:list-item>
          <text:p text:style-name="P13">hellogoodworld</text:p>
        </text:list-item>
        <text:list-item>
          <text:p text:style-name="P38">Hello Goodworld</text:p>
        </text:list-item>
        <text:list-item>
          <text:p text:style-name="P54">GoodWorld</text:p>
        </text:list-item>
      </text:list>
      <text:p text:style-name="P1"/>
      <text:p text:style-name="P5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974597255" text:style-name="WWNum26">
        <text:list-item>
          <text:p text:style-name="P39">hello</text:p>
        </text:list-item>
        <text:list-item>
          <text:p text:style-name="P14">world</text:p>
        </text:list-item>
        <text:list-item>
          <text:p text:style-name="P14">hello world</text:p>
        </text:list-item>
        <text:list-item>
          <text:p text:style-name="P55">none of the above</text:p>
        </text:list-item>
      </text:list>
      <text:p text:style-name="P1"/>
      <text:p text:style-name="P5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052965573" text:style-name="WWNum29">
        <text:list-item>
          <text:p text:style-name="P15"><text:soft-page-break/>DEMOS</text:p>
        </text:list-item>
        <text:list-item>
          <text:p text:style-name="P15">DEMS</text:p>
        </text:list-item>
        <text:list-item>
          <text:p text:style-name="P15">DEM</text:p>
        </text:list-item>
        <text:list-item>
          <text:p text:style-name="P56">EMOS</text:p>
        </text:list-item>
      </text:list>
      <text:p text:style-name="P1"/>
      <text:p text:style-name="P5">7.Determine the output</text:p>
      <text:p text:style-name="P1">SOP (‘1’+new integer (2) +3);</text:p>
      <text:list xml:id="list3208945685" text:style-name="WWNum11">
        <text:list-item>
          <text:p text:style-name="P16">123</text:p>
        </text:list-item>
        <text:list-item>
          <text:p text:style-name="P16">13</text:p>
        </text:list-item>
        <text:list-item>
          <text:p text:style-name="P16">1</text:p>
        </text:list-item>
        <text:list-item>
          <text:p text:style-name="P57">12</text:p>
        </text:list-item>
      </text:list>
      <text:p text:style-name="P1"/>
      <text:p text:style-name="P5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2925883341" text:style-name="WWNum9">
        <text:list-item>
          <text:p text:style-name="P17">Hlloe</text:p>
        </text:list-item>
        <text:list-item>
          <text:p text:style-name="P17">lloeH</text:p>
        </text:list-item>
        <text:list-item>
          <text:p text:style-name="P17">Hello</text:p>
        </text:list-item>
        <text:list-item>
          <text:p text:style-name="P76">olleH</text:p>
        </text:list-item>
      </text:list>
      <text:p text:style-name="P1"/>
      <text:p text:style-name="P5">9.Write the correct signature of the main method?</text:p>
      <text:list xml:id="list4059149060" text:style-name="WWNum6">
        <text:list-item>
          <text:p text:style-name="P18">public Static void main()</text:p>
        </text:list-item>
        <text:list-item>
          <text:p text:style-name="P40">public Static void main(String args[])</text:p>
        </text:list-item>
        <text:list-item>
          <text:p text:style-name="P58">public Static void main(String ...)</text:p>
        </text:list-item>
      </text:list>
      <text:p text:style-name="P1"/>
      <text:p text:style-name="P5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072086934" text:style-name="WWNum2">
        <text:list-item>
          <text:p text:style-name="P19">class java.object</text:p>
        </text:list-item>
        <text:list-item>
          <text:p text:style-name="P42">class java.lang.object</text:p>
        </text:list-item>
        <text:list-item>
          <text:p text:style-name="P59">none of the above</text:p>
        </text:list-item>
      </text:list>
      <text:p text:style-name="P1"/>
      <text:p text:style-name="P5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326690274" text:style-name="WWNum15">
        <text:list-item>
          <text:p text:style-name="P20">HelloStopWorld</text:p>
        </text:list-item>
        <text:list-item>
          <text:p text:style-name="P20">Hello Stop World</text:p>
        </text:list-item>
        <text:list-item>
          <text:p text:style-name="P20">HelloStop</text:p>
        </text:list-item>
        <text:list-item>
          <text:p text:style-name="P77">none of the above</text:p>
        </text:list-item>
      </text:list>
      <text:p text:style-name="P8"/>
      <text:p text:style-name="P6">12.How to declare array of string which one is correct?</text:p>
      <text:list xml:id="list1281221983" text:style-name="WWNum27">
        <text:list-item>
          <text:p text:style-name="P51">string[]s;</text:p>
        </text:list-item>
        <text:list-item>
          <text:p text:style-name="P43">string s[]</text:p>
        </text:list-item>
        <text:list-item>
          <text:p text:style-name="P80">string []s;</text:p>
        </text:list-item>
      </text:list>
      <text:p text:style-name="P9"/>
      <text:p text:style-name="P5"><text:span text:style-name="T1">13.What will b</text:span>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716842098" text:style-name="WWNum28">
        <text:list-item>
          <text:p text:style-name="P21">A@1cde5f</text:p>
        </text:list-item>
        <text:list-item>
          <text:p text:style-name="P21">A a 1cde5f</text:p>
        </text:list-item>
        <text:list-item>
          <text:p text:style-name="P21">A d 1cde5f</text:p>
        </text:list-item>
        <text:list-item>
          <text:p text:style-name="P60">@1cde5f</text:p>
        </text:list-item>
      </text:list>
      <text:p text:style-name="P1"/>
      <text:p text:style-name="P5">14.What will be the datatype of the no 9.6352</text:p>
      <text:list xml:id="list228669454" text:style-name="WWNum5">
        <text:list-item>
          <text:p text:style-name="P44">double</text:p>
        </text:list-item>
        <text:list-item>
          <text:p text:style-name="P22">Float</text:p>
        </text:list-item>
        <text:list-item>
          <text:p text:style-name="P61">Double</text:p>
        </text:list-item>
      </text:list>
      <text:p text:style-name="P1"/>
      <text:p text:style-name="P5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1236406550" text:style-name="WWNum21">
        <text:list-item>
          <text:p text:style-name="P45">uvwxyzuvwXYZ</text:p>
        </text:list-item>
        <text:list-item>
          <text:p text:style-name="P23">uvwxyzuv</text:p>
        </text:list-item>
        <text:list-item>
          <text:p text:style-name="P23">uvwxyzXYZ</text:p>
        </text:list-item>
        <text:list-item>
          <text:p text:style-name="P62">uvwxyzuvXYZ</text:p>
        </text:list-item>
      </text:list>
      <text:p text:style-name="P1"/>
      <text:p text:style-name="P5">16.Determine the output</text:p>
      <text:p text:style-name="P1">int i = -1;</text:p>
      <text:p text:style-name="P1">int b = 10;</text:p>
      <text:p text:style-name="P1">int val = b/ i;</text:p>
      <text:list xml:id="list948650721" text:style-name="WWNum8">
        <text:list-item>
          <text:p text:style-name="P46">-10</text:p>
        </text:list-item>
        <text:list-item>
          <text:p text:style-name="P24">10</text:p>
        </text:list-item>
        <text:list-item>
          <text:p text:style-name="P24">10/1</text:p>
        </text:list-item>
        <text:list-item>
          <text:p text:style-name="P63">error17. </text:p>
        </text:list-item>
      </text:list>
      <text:p text:style-name="P2"/>
      <text:p text:style-name="P81"><text:soft-page-break/>17.How to inherit both the interface and abstract class ?</text:p>
      <text:list xml:id="list2288814587" text:style-name="WWNum25">
        <text:list-item>
          <text:p text:style-name="P25">class implemts Info,interface</text:p>
        </text:list-item>
        <text:list-item>
          <text:p text:style-name="P25">class xyz extends Info implements interface{ void load}</text:p>
        </text:list-item>
        <text:list-item>
          <text:p text:style-name="P25">class extends Info,interface</text:p>
        </text:list-item>
        <text:list-item>
          <text:p text:style-name="P64">class implements interface</text:p>
        </text:list-item>
      </text:list>
      <text:p text:style-name="P1"/>
      <text:p text:style-name="P1"/>
      <text:p text:style-name="P5">18.Which operator is used to separate parameters or attributes?</text:p>
      <text:list xml:id="list3837261249" text:style-name="WWNum12">
        <text:list-item>
          <text:p text:style-name="P26">&amp;</text:p>
        </text:list-item>
        <text:list-item>
          <text:p text:style-name="P26">&amp;&amp;</text:p>
        </text:list-item>
        <text:list-item>
          <text:p text:style-name="P65">and</text:p>
        </text:list-item>
      </text:list>
      <text:p text:style-name="P1"/>
      <text:p text:style-name="P5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927319090" text:style-name="WWNum13">
        <text:list-item>
          <text:p text:style-name="P27">ABDCB</text:p>
        </text:list-item>
        <text:list-item>
          <text:p text:style-name="P47">ABDCBDCB</text:p>
        </text:list-item>
        <text:list-item>
          <text:p text:style-name="P27">ABCDBDA</text:p>
        </text:list-item>
        <text:list-item>
          <text:p text:style-name="P66">ABDCBDA</text:p>
        </text:list-item>
      </text:list>
      <text:p text:style-name="P1"/>
      <text:p text:style-name="P1"/>
      <text:p text:style-name="P5">20. 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1406336935" text:style-name="WWNum7">
        <text:list-item>
          <text:p text:style-name="P48">12345</text:p>
        </text:list-item>
        <text:list-item>
          <text:p text:style-name="P28">54321</text:p>
        </text:list-item>
        <text:list-item>
          <text:p text:style-name="P28">123</text:p>
        </text:list-item>
        <text:list-item>
          <text:p text:style-name="P67">1234</text:p>
        </text:list-item>
      </text:list>
      <text:p text:style-name="P1"/>
      <text:p text:style-name="P5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169953897" text:style-name="WWNum4">
        <text:list-item>
          <text:p text:style-name="P29">12885</text:p>
        </text:list-item>
        <text:list-item>
          <text:p text:style-name="P29">12845</text:p>
        </text:list-item>
        <text:list-item>
          <text:p text:style-name="P49">58881</text:p>
        </text:list-item>
        <text:list-item>
          <text:p text:style-name="P68">54881</text:p>
        </text:list-item>
      </text:list>
      <text:p text:style-name="P1"><text:soft-page-break/></text:p>
      <text:p text:style-name="P5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940658876" text:style-name="WWNum10">
        <text:list-item>
          <text:p text:style-name="P30">Hello</text:p>
        </text:list-item>
        <text:list-item>
          <text:p text:style-name="P30">World</text:p>
        </text:list-item>
        <text:list-item>
          <text:p text:style-name="P30">Helloworld</text:p>
        </text:list-item>
        <text:list-item>
          <text:p text:style-name="P78">Hello World</text:p>
        </text:list-item>
      </text:list>
      <text:p text:style-name="P1"/>
      <text:p text:style-name="P5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181442913" text:style-name="WWNum22">
        <text:list-item>
          <text:p text:style-name="P31">xello</text:p>
        </text:list-item>
        <text:list-item>
          <text:p text:style-name="P31">xxxxx</text:p>
        </text:list-item>
        <text:list-item>
          <text:p text:style-name="P50">Hxllo</text:p>
        </text:list-item>
        <text:list-item>
          <text:p text:style-name="P69">Hexlo</text:p>
        </text:list-item>
      </text:list>
      <text:p text:style-name="P1"/>
      <text:p text:style-name="P5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3172452866" text:style-name="WWNum1">
        <text:list-item>
          <text:p text:style-name="P32">AaBaCa</text:p>
        </text:list-item>
        <text:list-item>
          <text:p text:style-name="P32">ABCaaa</text:p>
        </text:list-item>
        <text:list-item>
          <text:p text:style-name="P32">AaaBaaCaa</text:p>
        </text:list-item>
        <text:list-item>
          <text:p text:style-name="P79">AaBaaCaaa</text:p>
        </text:list-item>
      </text:list>
      <text:p text:style-name="P1"/>
      <text:p text:style-name="P5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618642662" text:style-name="WWNum14">
        <text:list-item>
          <text:p text:style-name="P70">a is a lower case Letter</text:p>
        </text:list-item>
      </text:list>
      <text:p text:style-name="P3">is White space character</text:p>
      <text:p text:style-name="P82"><text:s text:c="6"/>b) b is a lower case Letter</text:p>
      <text:p text:style-name="P3">is White space character</text:p>
      <text:p text:style-name="P82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3724529247" text:style-name="WWNum3">
        <text:list-item>
          <text:p text:style-name="P33">42</text:p>
        </text:list-item>
        <text:list-item>
          <text:p text:style-name="P33">420</text:p>
        </text:list-item>
        <text:list-item>
          <text:p text:style-name="P33">462</text:p>
        </text:list-item>
        <text:list-item>
          <text:p text:style-name="P33">42042</text:p>
        </text:list-item>
        <text:list-item>
          <text:p text:style-name="P33">Compilation fails</text:p>
        </text:list-item>
        <text:list-item>
          <text:p text:style-name="P71">An exception is thrown at runtime.</text:p>
        </text:list-item>
      </text:list>
      <text:p text:style-name="P1"/>
      <text:p text:style-name="P1"/>
      <text:p text:style-name="P5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2764489198" text:style-name="WWNum23">
        <text:list-item>
          <text:p text:style-name="P34">final</text:p>
        </text:list-item>
        <text:list-item>
          <text:p text:style-name="P34"><text:soft-page-break/>static</text:p>
        </text:list-item>
        <text:list-item>
          <text:p text:style-name="P34">native</text:p>
        </text:list-item>
        <text:list-item>
          <text:p text:style-name="P34">public</text:p>
        </text:list-item>
        <text:list-item>
          <text:p text:style-name="P34">private</text:p>
        </text:list-item>
        <text:list-item>
          <text:p text:style-name="P34">abstract</text:p>
        </text:list-item>
        <text:list-item>
          <text:p text:style-name="P72">protected</text:p>
        </text:list-item>
      </text:list>
      <text:p text:style-name="P1"/>
      <text:p text:style-name="P5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3673746576" text:style-name="WWNum18">
        <text:list-item>
          <text:p text:style-name="P35">Foo { public int bar() { return 1; }</text:p>
        </text:list-item>
        <text:list-item>
          <text:p text:style-name="P35">new Foo { public int bar() { return 1; }</text:p>
        </text:list-item>
        <text:list-item>
          <text:p text:style-name="P35">new Foo() { public int bar() { return 1; }</text:p>
        </text:list-item>
        <text:list-item>
          <text:p text:style-name="P73">new class Foo { public int bar() { return 1; }</text:p>
        </text:list-item>
      </text:list>
      <text:p text:style-name="P1"/>
      <text:p text:style-name="P5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216812080" text:style-name="WWNum20">
        <text:list-item>
          <text:p text:style-name="P36"><text:soft-page-break/>peep</text:p>
        </text:list-item>
        <text:list-item>
          <text:p text:style-name="P36">bark</text:p>
        </text:list-item>
        <text:list-item>
          <text:p text:style-name="P36">meow</text:p>
        </text:list-item>
        <text:list-item>
          <text:p text:style-name="P36">Compilation fails</text:p>
        </text:list-item>
        <text:list-item>
          <text:p text:style-name="P74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5T13:00:36.661409522</dc:date>
    <meta:editing-duration>PT16M21S</meta:editing-duration>
    <meta:editing-cycles>1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